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style:style style:name="P1" style:parent-style-name="Normalny" style:master-page-name="MP0" style:family="paragraph">
      <style:paragraph-properties fo:break-before="page" fo:text-align="center" fo:text-indent="0.4916in"/>
      <style:text-properties fo:font-weight="bold" style:font-weight-asian="bold" fo:font-style="italic" style:font-style-asian="italic" fo:font-size="18pt" style:font-size-asian="18pt" style:font-size-complex="18pt"/>
    </style:style>
    <style:style style:name="P2" style:parent-style-name="Normalny" style:family="paragraph">
      <style:paragraph-properties fo:text-indent="0.4916in"/>
    </style:style>
    <style:style style:name="T3" style:parent-style-name="Domyślnaczcionkaakapitu" style:family="text">
      <style:text-properties fo:font-style="italic" style:font-style-asian="italic"/>
    </style:style>
    <style:style style:name="P4" style:parent-style-name="Normalny" style:family="paragraph">
      <style:paragraph-properties fo:text-indent="0.4916in"/>
    </style:style>
    <style:style style:name="P5" style:parent-style-name="Normalny" style:family="paragraph">
      <style:paragraph-properties fo:text-indent="0.4916in"/>
    </style:style>
    <style:style style:name="P6" style:parent-style-name="Akapitzlistą" style:list-style-name="LFO1" style:family="paragraph"/>
    <style:style style:name="P7" style:parent-style-name="Akapitzlistą" style:list-style-name="LFO1" style:family="paragraph"/>
    <style:style style:name="P8" style:parent-style-name="Normalny" style:family="paragraph">
      <style:paragraph-properties fo:text-indent="0.4916in"/>
    </style:style>
    <style:style style:name="P9" style:parent-style-name="Normalny" style:family="paragraph">
      <style:paragraph-properties fo:text-indent="0.4916in"/>
    </style:style>
    <style:style style:name="P10" style:parent-style-name="Akapitzlistą" style:list-style-name="LFO2" style:family="paragraph"/>
    <style:style style:name="P11" style:parent-style-name="Akapitzlistą" style:list-style-name="LFO2" style:family="paragraph"/>
    <style:style style:name="P12" style:parent-style-name="Normalny" style:family="paragraph">
      <style:paragraph-properties fo:text-indent="0.4916in"/>
    </style:style>
  </office:automatic-styles>
  <office:body>
    <office:text text:use-soft-page-breaks="true">
      <text:p text:style-name="P1">Jakość handlowa dostaw energii elektrycznej</text:p>
      <text:p text:style-name="P2">Termin<text:s/><text:span text:style-name="T3">jakość handlowa</text:span><text:s/>związany jest z zagadnieniem jakości obsługi klientów w zakresie dostawy energii elektrycznej. W obecnym modelu rynku<text:s/>energii klient ma wybór pomiędzy zawarciem kompleksowej umowy z dostawcą a zawarciem rozdzielonych umów ze sprzedawcą i tzw. operatorem systemu dystrybucyjnego. W umowach dostawy i sprzedaży, pomiędzy przedsiębiorstwami energetycznymi i odbiorcami, określona jest jakość handlowa i ma ona duże znaczenie dla obu stron. Przedsiębiorstwa energetyczne mogą również zapewniać inne usługi na życzenie odbiorców. Mogą one być związane np. z weryfikacją pomiarów, czy też z podłączeniem do sieci. Wszystkie te usługi zawierają aspekty jakości handlowej.<text:line-break/>Rodzi się zatem pytanie, czy taka ilość zagadnień wymaga regulacji np. poprzez różnego rodzaju zachęty i wymagania. W wolnym rynku poziom jakości usług, który satysfakcjonowałby odbiorcę, <text:s/>powinien <text:s/>systematycznie poprawiać się. Istnieją jednak obszary, w których regulacja pozytywnie wpływa na poziom jakości handlowej i zwiększa satysfakcje klientów, jak np. polityka pomiarowa. Istotną rolę działania regulacyjne mają w przypadku przedsiębiorstw będących monopolami. Również<text:s/>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p>
      <text:p text:style-name="P4">Z racji, iż często operatorzy systemów dystrybucji często są naturalnymi monopolami, polityka regulacyjna musi określać pewne minimalne wymagania dotyczące przyłączeń. Natomiast wyższe standardy jakości mogą stanowić do budowania solidnej marki i pozwalają zyskiwać przewagę nad konkurencją.<text:s/></text:p>
      <text:p text:style-name="P5">W kontaktach handlowych pomiędzy dostawcą a<text:s/>odbiorcą energii można wyróżnić dwa okresy:</text:p>
      <text:list text:style-name="LFO1" text:continue-numbering="true">
        <text:list-item>
          <text:p text:style-name="P6">Okres przed zawarciem umowy – w tym okresie należy poinformować klienta o warunkach przyłączenia, o jego ogólnych prawach i warunkach dostawy już po przyłączeniu do sieci oraz odpowiednich aktach prawnych, <text:s/>taryfach, itp.</text:p>
        </text:list-item>
        <text:list-item>
          <text:p text:style-name="P7">Okres podczas trwania umowy dostawy – w tym okresie można proponować odbiorcy udział w regulacji jakości dostaw – taki udział pozwala budować satysfakcję klienta i prowadzić do poprawy jakości handlowej.</text:p>
        </text:list-item>
      </text:list>
      <text:p text:style-name="P8">W skład jakości handlowej zaliczyć można<text:s/>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s/></text:p>
      <text:p text:style-name="P9">Istnieją dwa sposoby by badać poziom jakości handlowej:</text:p>
      <text:soft-page-break/>
      <text:list text:style-name="LFO2" text:continue-numbering="true">
        <text:list-item>
          <text:p text:style-name="P10">Poprzez badanie średniej wartości pewnego wskaźnika, jak np. średni czas wydawania warunków przyłączenia – metoda ta, zwana wartościową, bada rzeczywisty poziom i nie jest zależna od standardów, dlatego pozwala więc na porównywanie różnych operatorów.</text:p>
        </text:list-item>
        <text:list-item>
          <text:p text:style-name="P11">Poprzez badanie procentowego udziału przypadków, dla których został określony wskaźnik, które odbiegają od tegoż wskaźnika, np. ilu odbiorców zostało powiadomionych o planowanej przerwie w dostawie energii w określonym czasie – ta metoda stosowana jest głównie do oceny tego samego producenta w czasie. By móc wykorzystać ją do porównań różnych operatorów, należy stosować ją razem z metodą wartościową.</text:p>
        </text:list-item>
      </text:list>
      <text:p text:style-name="P12">Standardy w różnych krajach są zróżnicowane. Mogą różnić się np. pod względem sposobu naliczania czasu (dni kalendarzowe, robocze itp.), pod względem tego, kim jest klient (odbiorca niskich napięć, wysokich napięć), czy też sposobem naliczania ka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fan</meta:initial-creator>
    <dc:creator>Stefan</dc:creator>
    <meta:creation-date>2013-12-10T22:28:00Z</meta:creation-date>
    <dc:date>2013-12-10T22:28:00Z</dc:date>
    <meta:template xlink:href="Normal" xlink:type="simple"/>
    <meta:editing-cycles>2</meta:editing-cycles>
    <meta:editing-duration>PT60S</meta:editing-duration>
    <meta:document-statistic meta:page-count="2" meta:paragraph-count="7" meta:word-count="554" meta:character-count="3877" meta:row-count="27" meta:non-whitespace-character-count="3330"/>
  </office:meta>
</office:document-meta>
</file>